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 style:list-style-name="L2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39c0c" officeooo:paragraph-rsid="00139c0c"/>
    </style:style>
    <style:style style:name="P5" style:family="paragraph" style:parent-style-name="Standard" style:list-style-name="L2">
      <style:paragraph-properties>
        <style:tab-stops>
          <style:tab-stop style:position="13.758cm"/>
        </style:tab-stops>
      </style:paragraph-properties>
      <style:text-properties style:font-name="Arial" officeooo:rsid="00139c0c" officeooo:paragraph-rsid="00139c0c"/>
    </style:style>
    <style:style style:name="P6" style:family="paragraph" style:parent-style-name="Standard" style:list-style-name="L2">
      <style:text-properties style:font-name="Arial" officeooo:rsid="00165c59" officeooo:paragraph-rsid="00165c59"/>
    </style:style>
    <style:style style:name="P7" style:family="paragraph" style:parent-style-name="Standard">
      <style:text-properties style:font-name="Arial" officeooo:rsid="00165c59" officeooo:paragraph-rsid="00165c59"/>
    </style:style>
    <style:style style:name="P8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9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d05a4" officeooo:paragraph-rsid="001d05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bae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1</text:p>
      <text:p text:style-name="P2"/>
      <text:list xml:id="list1667462195" text:style-name="L2">
        <text:list-item>
          <text:p text:style-name="P5">O que é bytecode e por que <text:span text:style-name="T3">ele</text:span> é importante para o uso de Java em programação na Internet?</text:p>
        </text:list-item>
      </text:list>
      <text:p text:style-name="P8">Resposta:</text:p>
      <text:p text:style-name="P9">O <text:span text:style-name="T1">bytecode</text:span> é um conjunto de instruções otimizadas para serem executadas pelo sistema de tempo de execução Java, que se chama Máquina Virtual Java (JVM, Java Virtual Machine). Na verdade a JVM originalmente foi projetada como um interpretador de <text:span text:style-name="T1">bytecode.</text:span><text:span text:style-name="T2"> Podemos dizer que é o código intermediário entre o código fonte e a linguagem de máquina. </text:span></text:p>
      <text:p text:style-name="P8"/>
      <text:p text:style-name="P4"/>
      <text:p text:style-name="P4"/>
      <text:list xml:id="list152016681158405" text:continue-numbering="true" text:style-name="L2">
        <text:list-item>
          <text:p text:style-name="P3">Quais são os três princípios básicos da programação orientada a objetos?</text:p>
        </text:list-item>
      </text:list>
      <text:p text:style-name="P4"/>
      <text:p text:style-name="P4"/>
      <text:list xml:id="list152014922865812" text:continue-numbering="true" text:style-name="L2">
        <text:list-item>
          <text:p text:style-name="P3">Onde os programas Java começam a ser executados?</text:p>
        </text:list-item>
      </text:list>
      <text:p text:style-name="P4"/>
      <text:p text:style-name="P4"/>
      <text:list xml:id="list152015003104367" text:continue-numbering="true" text:style-name="L2">
        <text:list-item>
          <text:p text:style-name="P3">O que é uma variável?</text:p>
        </text:list-item>
      </text:list>
      <text:p text:style-name="P4"/>
      <text:p text:style-name="P4"/>
      <text:list xml:id="list152015540010886" text:continue-numbering="true" text:style-name="L2">
        <text:list-item>
          <text:p text:style-name="P3">Qual dos nomes de variável a seguir é inválido?</text:p>
          <text:list>
            <text:list-item>
              <text:p text:style-name="P3"><text:s/>Count</text:p>
            </text:list-item>
          </text:list>
        </text:list-item>
      </text:list>
      <text:p text:style-name="P4"/>
      <text:list xml:id="list152015108627007" text:continue-numbering="true" text:style-name="L2">
        <text:list-item>
          <text:list>
            <text:list-item>
              <text:p text:style-name="P3">$count</text:p>
            </text:list-item>
          </text:list>
        </text:list-item>
      </text:list>
      <text:p text:style-name="P4"/>
      <text:list xml:id="list152015467539681" text:continue-numbering="true" text:style-name="L2">
        <text:list-item>
          <text:list>
            <text:list-item>
              <text:p text:style-name="P3">count27</text:p>
            </text:list-item>
          </text:list>
        </text:list-item>
      </text:list>
      <text:p text:style-name="P4"/>
      <text:list xml:id="list152015804615395" text:continue-numbering="true" text:style-name="L2">
        <text:list-item>
          <text:list>
            <text:list-item>
              <text:p text:style-name="P3">67count</text:p>
            </text:list-item>
          </text:list>
        </text:list-item>
      </text:list>
      <text:p text:style-name="P4"/>
      <text:p text:style-name="P4"/>
      <text:list xml:id="list152015980190672" text:continue-numbering="true" text:style-name="L2">
        <text:list-item>
          <text:p text:style-name="P6">Como se cria um comentário de linha única? E um comentário de várias linhas?</text:p>
        </text:list-item>
      </text:list>
      <text:p text:style-name="P7"/>
      <text:p text:style-name="P7"/>
      <text:list xml:id="list152016708205712" text:continue-numbering="true" text:style-name="L2">
        <text:list-item>
          <text:p text:style-name="P6">Mostre a forma geral da instrução if. Mostre também a do laço for.</text:p>
        </text:list-item>
      </text:list>
      <text:p text:style-name="P7"/>
      <text:p text:style-name="P7"/>
      <text:list xml:id="list152016764861375" text:continue-numbering="true" text:style-name="L2">
        <text:list-item>
          <text:p text:style-name="P6">Como se cria um bloco de código?</text:p>
        </text:list-item>
      </text:list>
      <text:p text:style-name="P7"/>
      <text:p text:style-name="P7"/>
      <text:list xml:id="list152015828132786" text:continue-numbering="true" text:style-name="L2">
        <text:list-item>
          <text:p text:style-name="P6">A gravidade de Lua é cerca de 17% a da Terra. Crie um programa que calcule seu peso na lua.</text:p>
        </text:list-item>
      </text:list>
      <text:p text:style-name="P7"/>
      <text:p text:style-name="P7"/>
      <text:p text:style-name="P7"/>
      <text:p text:style-name="P7"/>
      <text:list xml:id="list152014984231820" text:continue-numbering="true" text:style-name="L2">
        <text:list-item>
          <text:p text:style-name="P6">Adapte o código da seção Tente isto 1 – 2 para que ele exiba uma tabela de conversões de polegadas para metros. Exiba 12 pés de conversões, polegada a polegada. Gere uma linha em branco a cada 12 polegadas. (Um metro é igual à aproximadamente 39.37 polegadas).</text:p>
        </text:list-item>
      </text:list>
      <text:p text:style-name="P7"/>
      <text:p text:style-name="P7"><text:soft-page-break/></text:p>
      <text:list xml:id="list152015626941465" text:continue-numbering="true" text:style-name="L2">
        <text:list-item>
          <text:p text:style-name="P6">Se você cometer um engano na digitação ao inserir seu programa, isso vai resultar em que tipo de erro?</text:p>
        </text:list-item>
      </text:list>
      <text:p text:style-name="P7"/>
      <text:p text:style-name="P7"/>
      <text:list xml:id="list152016340452056" text:continue-numbering="true" text:style-name="L2">
        <text:list-item>
          <text:p text:style-name="P6">É importante o local onde inserimos uma instrução em uma linha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2T15:15:54.336000000</dc:date>
    <meta:editing-duration>PT32M36S</meta:editing-duration>
    <meta:editing-cycles>10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19" meta:word-count="263" meta:character-count="1402" meta:non-whitespace-character-count="1171"/>
  </office:meta>
</office:document-meta>
</file>